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Roboto" svg:font-family="Roboto, RobotoDraft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text-properties fo:color="#579d1c"/>
    </style:style>
    <style:style style:name="P3" style:family="paragraph" style:parent-style-name="Standard">
      <style:text-properties fo:color="#c5000b"/>
    </style:style>
    <style:style style:name="P4" style:family="paragraph" style:parent-style-name="Standard">
      <style:text-properties style:use-window-font-color="true"/>
    </style:style>
    <style:style style:name="T1" style:family="text">
      <style:text-properties fo:color="#579d1c"/>
    </style:style>
    <style:style style:name="T2" style:family="text">
      <style:text-properties fo:color="#c5000b"/>
    </style:style>
    <style:style style:name="T3" style:family="text">
      <style:text-properties fo:font-variant="normal" fo:text-transform="none" style:font-name="Roboto" fo:font-size="9.75pt" fo:font-style="normal" fo:font-weight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Questionnaire</text:p>
      <text:p text:style-name="Standard"/>
      <text:p text:style-name="Standard"/>
      <text:p text:style-name="Standard">))) Quel trait de caractère vous correspond le plus ?</text:p>
      <text:p text:style-name="Standard">Dynamique / Combatif (Feu)</text:p>
      <text:p text:style-name="Standard">Réfléchi / Posé (Vent)</text:p>
      <text:p text:style-name="P2">Sensible / Imaginatif (Eau)</text:p>
      <text:p text:style-name="P3">Indépendant / Original (Terre)</text:p>
      <text:p text:style-name="Standard"/>
      <text:p text:style-name="Standard">))) Quel principe correspond le mieux à votre vie ?</text:p>
      <text:p text:style-name="P2">Vivre et se montrer tolérant (Vent)</text:p>
      <text:p text:style-name="Standard">Qui ne risque rien n'a rien (Feu)</text:p>
      <text:p text:style-name="P3">La survie revient au plus fort (Terre)</text:p>
      <text:p text:style-name="Standard">Les actions comptent plus que les mots (Eau)</text:p>
      <text:p text:style-name="Standard"/>
      <text:p text:style-name="Standard">))) Quelle est selon vous votre mission divine ?</text:p>
      <text:p text:style-name="Standard">Aider (Eau)</text:p>
      <text:p text:style-name="Standard">Transformer (Terre)</text:p>
      <text:p text:style-name="P3">Célébrer (Feu)</text:p>
      <text:p text:style-name="Standard">Comprendre (Vent)</text:p>
      <text:p text:style-name="Standard"/>
      <text:p text:style-name="Standard">))) Quelle saison préfères tu ?</text:p>
      <text:p text:style-name="Standard">Hiver (Eau)</text:p>
      <text:p text:style-name="Standard">Printemps (Terre)</text:p>
      <text:p text:style-name="Standard">Été (Feu)</text:p>
      <text:p text:style-name="Standard">Automne (Vent)</text:p>
      <text:p text:style-name="Standard"/>
      <text:p text:style-name="Standard">))) Quel est votre signe astrologique ?</text:p>
      <text:p text:style-name="Standard">Bélier, Lion, Sagittaire (Feu)</text:p>
      <text:p text:style-name="Standard">Taureau, Vierge, Capricorne (Terre)</text:p>
      <text:p text:style-name="Standard">Gémeaux, Balance, Verseau (Vent)</text:p>
      <text:p text:style-name="Standard">Cancer, Scorpion, Poisson (Eau)</text:p>
      <text:p text:style-name="Standard"/>
      <text:p text:style-name="Standard">))) Quel est pour vous le plus beau compliment ?</text:p>
      <text:p text:style-name="P3">Intelligent (Vent)</text:p>
      <text:p text:style-name="P2">Fiable (Terre)</text:p>
      <text:p text:style-name="P3">Magnifique (Feu)</text:p>
      <text:p text:style-name="P2">Attentionné (Eau)</text:p>
      <text:p text:style-name="Standard"/>
      <text:p text:style-name="Standard">))) Que fuyez-vous le plus ?</text:p>
      <text:p text:style-name="Standard">L'échec (Glace)</text:p>
      <text:p text:style-name="Standard">L'envahissement (Vent)</text:p>
      <text:p text:style-name="Standard">L'immobilisme (Foudre)</text:p>
      <text:p text:style-name="P3">L'imperfection (Lumière)</text:p>
      <text:p text:style-name="P3">La banalité (Eau)</text:p>
      <text:p text:style-name="Standard">La faiblesse (Feu)</text:p>
      <text:p text:style-name="P2">La solitude (Vie)</text:p>
      <text:p text:style-name="P3">La trahison (Magma)</text:p>
      <text:p text:style-name="P2">Le conflit (Eau)</text:p>
      <text:p text:style-name="Standard"/>
      <text:p text:style-name="Standard"/>
      <text:p text:style-name="Standard"/>
      <text:p text:style-name="Standard"><text:soft-page-break/></text:p>
      <text:p text:style-name="Standard">))) Quel mode de combat vous sentiriez vous à l'aise ?</text:p>
      <text:p text:style-name="Standard">Corps à corps (Feu-Terre)</text:p>
      <text:p text:style-name="Standard">Combat à distance (Air-Eau)</text:p>
      <text:p text:style-name="Standard"/>
      <text:p text:style-name="Standard">))) Comment vivez vous une défaite ? </text:p>
      <text:p text:style-name="P3">Je dors et j'oublie tout ça (Vent)</text:p>
      <text:p text:style-name="P2">Tout le monde est gagnant (Eau)</text:p>
      <text:p text:style-name="Standard">Je m'en remets difficilement (Terre)</text:p>
      <text:p text:style-name="Standard">Je prépare une revanche (Feu)</text:p>
      <text:p text:style-name="Standard"/>
      <text:p text:style-name="Standard">))) Quel cours primaire voudriez-vous avoir ?</text:p>
      <text:p text:style-name="P3">Botanique (Terre)</text:p>
      <text:p text:style-name="Standard">Combat terrestre et rapproché (Feu)</text:p>
      <text:p text:style-name="Standard">Soins et potions (Eau)</text:p>
      <text:p text:style-name="Standard">Combat aérien et à distance (Vent)</text:p>
      <text:p text:style-name="Standard">Technologie (Foudre)</text:p>
      <text:p text:style-name="P2">Métamorphose et familiers (Vie)</text:p>
      <text:p text:style-name="P2">Magie constructive (Glace)</text:p>
      <text:p text:style-name="P3">Forge et artefacts (Magma)</text:p>
      <text:p text:style-name="Standard"/>
      <text:p text:style-name="Standard">))) Quel cours secondaire voudriez-vous avoir ?</text:p>
      <text:p text:style-name="P4">Botanique (Terre)</text:p>
      <text:p text:style-name="P4">Combat terrestre et rapproché (Feu)</text:p>
      <text:p text:style-name="P4">Soins et potions (Eau)</text:p>
      <text:p text:style-name="P4">Combat aérien et à distance (Vent)</text:p>
      <text:p text:style-name="P4">Technologie, gadgets (Foudre)</text:p>
      <text:p text:style-name="P4">Métamorphose et familiers (Vie)</text:p>
      <text:p text:style-name="P4">Magie constructive (Glace)</text:p>
      <text:p text:style-name="P4">Forge et artefacts (Magma)</text:p>
      <text:p text:style-name="Standard"/>
      <text:p text:style-name="Standard">))) Votre familier serait plutôt :</text:p>
      <text:p text:style-name="Standard">Un mammifère terrestre (Feu)</text:p>
      <text:p text:style-name="P2">Un oiseau (Vent)</text:p>
      <text:p text:style-name="Standard">Un mammifère marin (Eau)</text:p>
      <text:p text:style-name="P3">Un reptile (Terre)</text:p>
      <text:p text:style-name="P3"/>
      <text:p text:style-name="Standard">))) Quel mage élémentaire souhaiteriez vous être ?</text:p>
      <text:p text:style-name="Standard">Feu</text:p>
      <text:p text:style-name="P2">Air</text:p>
      <text:p text:style-name="P3">Terre</text:p>
      <text:p text:style-name="Standard">Eau</text:p>
      <text:p text:style-name="Standard">Foudre</text:p>
      <text:p text:style-name="Standard">Glace</text:p>
      <text:p text:style-name="P3">Magma</text:p>
      <text:p text:style-name="Standard">Vie</text:p>
      <text:p text:style-name="Standard"><text:span text:style-name="T1">Lumière</text:span>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Roboto" svg:font-family="Roboto, RobotoDraft, Helvetica, Arial, sans-serif"/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SimSun" style:font-size-asian="18pt" style:font-weight-asian="bold" style:font-name-complex="Arial1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2-11T17:11:59.39</meta:creation-date>
    <dc:date>2019-06-14T17:02:23.45</dc:date>
    <meta:editing-duration>PT7H46M19S</meta:editing-duration>
    <meta:editing-cycles>27</meta:editing-cycles>
    <meta:generator>OpenOffice/4.1.5$Win32 OpenOffice.org_project/415m1$Build-9789</meta:generator>
    <meta:document-statistic meta:table-count="0" meta:image-count="0" meta:object-count="0" meta:page-count="2" meta:paragraph-count="82" meta:word-count="327" meta:character-count="2048"/>
  </office:meta>
</office:document-meta>
</file>